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2010000042C000001AC4EC8C6DB.png" manifest:media-type="image/png"/>
  <manifest:file-entry manifest:full-path="Pictures/10003C8000006E5A00002C351071AEA1.svg" manifest:media-type="image/svg+xml"/>
  <manifest:file-entry manifest:full-path="Pictures/100002010000042C000001ACE1D478C5.png" manifest:media-type="image/png"/>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436000006E5A00002C35E1E1ABA7.svg" manifest:media-type="image/svg+xml"/>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none" svg:stroke-color="#000000" draw:fill="none" draw:fill-color="#ffffff" draw:auto-grow-height="true" draw:auto-grow-width="false" fo:max-height="0cm" fo:min-height="0.581cm"/>
    </style:style>
    <style:style style:name="gr33" style:family="graphic" style:parent-style-name="standard">
      <style:graphic-properties draw:stroke="none" draw:fill="solid" draw:fill-color="#aea79f" draw:textarea-horizontal-align="justify" draw:textarea-vertical-align="middle" draw:auto-grow-height="false"/>
    </style:style>
    <style:style style:name="gr34"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6" style:family="graphic" style:parent-style-name="standard">
      <style:graphic-properties draw:stroke="none" svg:stroke-color="#000000" draw:fill="none" draw:fill-color="#ffffff" draw:auto-grow-height="true" draw:auto-grow-width="false" fo:max-height="0cm" fo:min-height="1.36cm"/>
    </style:style>
    <style:style style:name="gr37"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9" style:family="graphic" style:parent-style-name="standard">
      <style:graphic-properties draw:fill="solid" draw:fill-color="#dd4814"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746cm"/>
    </style:style>
    <style:style style:name="gr41" style:family="graphic" style:parent-style-name="standard">
      <style:graphic-properties draw:stroke="none" svg:stroke-color="#000000" draw:fill="none" draw:fill-color="#ffffff" draw:auto-grow-height="true" draw:auto-grow-width="false" fo:max-height="0cm" fo:min-height="0.697cm"/>
    </style:style>
    <style:style style:name="gr42"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3"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4"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5" style:family="graphic" style:parent-style-name="standard">
      <style:graphic-properties svg:stroke-color="#000000" draw:fill="solid" draw:fill-color="#dddddd" draw:textarea-horizontal-align="justify" draw:textarea-vertical-align="middle" draw:auto-grow-height="false"/>
    </style:style>
    <style:style style:name="gr46"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7"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8"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9"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0" style:family="graphic" style:parent-style-name="standard">
      <style:graphic-properties draw:textarea-horizontal-align="justify" draw:textarea-vertical-align="middle" draw:auto-grow-height="false" fo:min-height="0cm" fo:min-width="0cm" fo:wrap-option="no-wrap"/>
    </style:style>
    <style:style style:name="gr51"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2" style:family="graphic" style:parent-style-name="standard">
      <style:graphic-properties draw:fill="solid" draw:fill-color="#ffd320" draw:textarea-horizontal-align="justify" draw:textarea-vertical-align="middle" draw:auto-grow-height="false" fo:min-height="0.801cm" fo:min-width="9.841cm"/>
    </style:style>
    <style:style style:name="gr53" style:family="graphic" style:parent-style-name="standard">
      <style:graphic-properties draw:fill="solid" draw:fill-color="#729fcf" draw:textarea-horizontal-align="justify" draw:textarea-vertical-align="middle" draw:auto-grow-height="false" fo:min-height="0.802cm" fo:min-width="9.841cm"/>
    </style:style>
    <style:style style:name="gr54" style:family="graphic" style:parent-style-name="standard">
      <style:graphic-properties draw:fill="solid" draw:fill-color="#aea79f" draw:textarea-horizontal-align="justify" draw:textarea-vertical-align="middle" draw:auto-grow-height="false" fo:min-height="0.814cm" fo:min-width="5.596cm"/>
    </style:style>
    <style:style style:name="gr55" style:family="graphic" style:parent-style-name="standard">
      <style:graphic-properties draw:fill="solid" draw:fill-color="#ffd320" draw:textarea-horizontal-align="justify" draw:textarea-vertical-align="middle" draw:auto-grow-height="false" fo:min-height="0.782cm" fo:min-width="5.596cm"/>
    </style:style>
    <style:style style:name="gr56" style:family="graphic" style:parent-style-name="objectwithoutfill">
      <style:graphic-properties draw:fill="none" draw:textarea-vertical-align="middle"/>
    </style:style>
    <style:style style:name="gr57" style:family="graphic" style:parent-style-name="standard">
      <style:graphic-properties draw:fill="solid" draw:fill-color="#333333" draw:textarea-horizontal-align="justify" draw:textarea-vertical-align="middle" draw:auto-grow-height="false" fo:min-height="0.814cm" fo:min-width="5.596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fill="solid" draw:fill-color="#ffffff" draw:textarea-horizontal-align="justify" draw:textarea-vertical-align="middle" draw:auto-grow-height="false"/>
    </style:style>
    <style:style style:name="gr60" style:family="graphic" style:parent-style-name="standard">
      <style:graphic-properties draw:stroke="none" svg:stroke-color="#000000" draw:fill="none" draw:fill-color="#ffffff" draw:auto-grow-height="true" draw:auto-grow-width="false" fo:max-height="0cm" fo:min-height="0.705cm"/>
    </style:style>
    <style:style style:name="gr61" style:family="graphic" style:parent-style-name="standard">
      <style:graphic-properties draw:stroke="none" svg:stroke-color="#000000" draw:fill="none" draw:fill-color="#ffffff" draw:auto-grow-height="true" draw:auto-grow-width="false" fo:max-height="0cm" fo:min-height="0.797cm"/>
    </style:style>
    <style:style style:name="gr62" style:family="graphic" style:parent-style-name="standard">
      <style:graphic-properties draw:stroke="none" svg:stroke-color="#000000" draw:fill="none" draw:fill-color="#ffffff" draw:auto-grow-height="true" draw:auto-grow-width="false" fo:max-height="0cm" fo:min-height="1.609cm"/>
    </style:style>
    <style:style style:name="gr63" style:family="graphic" style:parent-style-name="standard">
      <style:graphic-properties draw:stroke="none" svg:stroke-color="#000000" draw:fill="none" draw:fill-color="#ffffff" draw:auto-grow-height="true" draw:auto-grow-width="false" fo:max-height="0cm" fo:min-height="0.827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831cm"/>
    </style:style>
    <style:style style:name="gr68" style:family="graphic" style:parent-style-name="standard">
      <style:graphic-properties draw:stroke="none" svg:stroke-color="#000000" draw:fill="none" draw:fill-color="#ffffff" draw:auto-grow-height="true" draw:auto-grow-width="false" fo:max-height="0cm" fo:min-height="0.916cm"/>
    </style:style>
    <style:style style:name="gr69"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auto-grow-height="true" draw:auto-grow-width="false" fo:max-height="0cm" fo:min-height="0.805cm"/>
    </style:style>
    <style:style style:name="gr71" style:family="graphic" style:parent-style-name="standard">
      <style:graphic-properties draw:textarea-horizontal-align="justify" draw:textarea-vertical-align="middle" draw:auto-grow-height="false"/>
    </style:style>
    <style:style style:name="gr72" style:family="graphic" style:parent-style-name="standard">
      <style:graphic-properties draw:stroke="none" svg:stroke-color="#000000" draw:fill="none" draw:fill-color="#ffffff" draw:auto-grow-height="true" draw:auto-grow-width="false" fo:max-height="0cm" fo:min-height="0.9cm"/>
    </style:style>
    <style:style style:name="gr73" style:family="graphic" style:parent-style-name="standard">
      <style:graphic-properties draw:fill="solid" draw:fill-color="#729fcf" draw:textarea-horizontal-align="justify" draw:textarea-vertical-align="middle" draw:auto-grow-height="false"/>
    </style:style>
    <style:style style:name="gr74"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0" style:family="graphic" style:parent-style-name="standard">
      <style:graphic-properties draw:fill="solid" draw:fill-color="#ffffcc" draw:textarea-horizontal-align="justify" draw:textarea-vertical-align="middle" draw:auto-grow-height="false"/>
    </style:style>
    <style:style style:name="gr91"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2" style:family="graphic" style:parent-style-name="standard">
      <style:graphic-properties draw:stroke="none" svg:stroke-color="#000000" draw:fill="none" draw:fill-color="#ffffff" draw:auto-grow-height="true" draw:auto-grow-width="false" fo:max-height="0cm" fo:min-height="0.766cm"/>
    </style:style>
    <style:style style:name="gr93" style:family="graphic" style:parent-style-name="standard">
      <style:graphic-properties draw:stroke="none" draw:fill="solid" draw:fill-color="#ffffff" draw:textarea-horizontal-align="justify" draw:textarea-vertical-align="middle" draw:auto-grow-height="false"/>
    </style:style>
    <style:style style:name="gr94"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95"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6"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97"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8"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99"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10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1"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2"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3" style:family="graphic" style:parent-style-name="standard">
      <style:graphic-properties draw:opacity="50%" draw:textarea-horizontal-align="justify" draw:textarea-vertical-align="middle" draw:auto-grow-height="false" draw:shadow-opacity="50%"/>
    </style:style>
    <style:style style:name="gr104" style:family="graphic" style:parent-style-name="standard">
      <style:graphic-properties draw:fill-color="#2bd22b" draw:opacity="21%" draw:textarea-horizontal-align="justify" draw:textarea-vertical-align="middle" draw:auto-grow-height="false" fo:min-height="1.924cm" fo:min-width="14.341cm"/>
    </style:style>
    <style:style style:name="gr105"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06"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107"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0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9"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1"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12" style:family="graphic" style:parent-style-name="standard">
      <style:graphic-properties draw:stroke="none" svg:stroke-color="#000000" draw:fill="none" draw:fill-color="#ffffff" draw:auto-grow-height="true" draw:auto-grow-width="false" fo:max-height="0cm" fo:min-height="0.555cm"/>
    </style:style>
    <style:style style:name="gr113"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14"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5" style:family="graphic" style:parent-style-name="standard">
      <style:graphic-properties draw:stroke="none" svg:stroke-color="#000000" draw:fill="none" draw:fill-color="#ffffff" draw:auto-grow-height="true" draw:auto-grow-width="false" fo:max-height="0cm" fo:min-height="1.138cm"/>
    </style:style>
    <style:style style:name="gr116" style:family="graphic" style:parent-style-name="standard">
      <style:graphic-properties draw:stroke="none" svg:stroke-color="#000000" draw:fill="none" draw:fill-color="#ffffff" draw:auto-grow-height="true" draw:auto-grow-width="false" fo:max-height="0cm" fo:min-height="1.962cm"/>
    </style:style>
    <style:style style:name="gr117"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8" style:family="graphic" style:parent-style-name="standard">
      <style:graphic-properties draw:stroke="none" svg:stroke-color="#000000" draw:fill="none" draw:fill-color="#ffffff" draw:auto-grow-height="true" draw:auto-grow-width="false" fo:max-height="0cm" fo:min-height="0.472cm"/>
    </style:style>
    <style:style style:name="gr119" style:family="graphic" style:parent-style-name="standard">
      <style:graphic-properties draw:stroke="none" draw:opacity="50%" draw:textarea-horizontal-align="justify" draw:textarea-vertical-align="middle" draw:auto-grow-height="false" draw:shadow-opacity="50%"/>
    </style:style>
    <style:style style:name="gr120"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1"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2"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4"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25" style:family="graphic" style:parent-style-name="standard">
      <style:graphic-properties draw:stroke="none" svg:stroke-color="#000000" draw:fill="none" draw:fill-color="#ffffff" draw:auto-grow-height="true" draw:auto-grow-width="false" fo:max-height="0cm" fo:min-height="1.274cm"/>
    </style:style>
    <style:style style:name="gr126"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27" style:family="graphic" style:parent-style-name="standard">
      <style:graphic-properties draw:stroke="none" svg:stroke-color="#000000" draw:fill="none" draw:fill-color="#ffffff" draw:auto-grow-height="true" draw:auto-grow-width="false" fo:max-height="0cm" fo:min-height="0.597cm"/>
    </style:style>
    <style:style style:name="gr128" style:family="graphic" style:parent-style-name="standard">
      <style:graphic-properties draw:stroke="none" svg:stroke-color="#000000" draw:fill="none" draw:fill-color="#ffffff" draw:auto-grow-height="true" draw:auto-grow-width="false" fo:max-height="0cm" fo:min-height="0.541cm"/>
    </style:style>
    <style:style style:name="gr129" style:family="graphic" style:parent-style-name="standard">
      <style:graphic-properties draw:fill="solid" draw:fill-color="#ffffcc" draw:textarea-vertical-align="middle" draw:auto-grow-height="false" fo:min-height="0.749cm" fo:min-width="0.499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28pt" fo:font-weight="bold" style:font-weight-asian="bold" style:font-weight-complex="bold"/>
    </style:style>
    <style:style style:name="T45" style:family="text">
      <style:text-properties fo:color="#ffffff"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7.462cm" svg:x="11.83cm" svg:y="4.476cm">
          <draw:object xlink:href="./Object 2" xlink:type="simple" xlink:show="embed" xlink:actuate="onLoad"/>
          <draw:image xlink:href="./ObjectReplacements/Object 2" xlink:type="simple" xlink:show="embed" xlink:actuate="onLoad"/>
        </draw:frame>
        <draw:frame draw:style-name="gr32" draw:text-style-name="P25" draw:layer="layout" svg:width="8.382cm" svg:height="0.962cm" svg:x="3.048cm" svg:y="3.864cm">
          <draw:text-box>
            <text:p text:style-name="P5">DRAM</text:p>
          </draw:text-box>
        </draw:frame>
        <draw:frame draw:style-name="gr32" draw:text-style-name="P5" draw:layer="layout" svg:width="9.144cm" svg:height="0.962cm" svg:x="14.732cm" svg:y="3.864cm">
          <draw:text-box>
            <text:p text:style-name="P5">NVMe Flash</text:p>
          </draw:text-box>
        </draw:frame>
        <draw:frame draw:style-name="gr31" draw:text-style-name="P5" draw:layer="layout" svg:width="12.271cm" svg:height="7.462cm" svg:x="0cm" svg:y="4.476cm">
          <draw:object xlink:href="./Object 1" xlink:type="simple" xlink:show="embed" xlink:actuate="onLoad"/>
          <draw:image xlink:href="./ObjectReplacements/Object 1" xlink:type="simple" xlink:show="embed" xlink:actuate="onLoad"/>
        </draw:fram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er-level APIs offer 2-10x better performance than </text:span></text:p>
            <text:p text:style-name="P5"><text:span text:style-name="T14">traditional kernel-based APIs</text:span></text:p>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4"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6" draw:text-style-name="P27" draw:layer="layout" svg:width="4.255cm" svg:height="1.61cm" svg:x="14.903cm" svg:y="11.554cm">
          <draw:text-box>
            <text:p><text:span text:style-name="T19">NVMe Flash</text:span></text:p>
          </draw:text-box>
        </draw:frame>
        <draw:frame draw:style-name="gr36" draw:text-style-name="P27" draw:layer="layout" svg:width="2.661cm" svg:height="1.61cm" svg:x="5.321cm" svg:y="11.068cm">
          <draw:text-box>
            <text:p><text:span text:style-name="T19">DRAM</text:span></text:p>
          </draw:text-box>
        </draw:frame>
        <draw:custom-shape draw:name="Text Box 37" draw:style-name="gr37"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5"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8"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9"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40" draw:text-style-name="P31" draw:layer="layout" svg:width="4.167cm" svg:height="0.996cm" svg:x="8.555cm" svg:y="3.527cm">
          <draw:text-box>
            <text:p text:style-name="P30"><text:span text:style-name="T21">Map</text:span></text:p>
          </draw:text-box>
        </draw:frame>
        <draw:frame draw:style-name="gr41" draw:text-style-name="P32" draw:layer="layout" svg:width="2.266cm" svg:height="0.947cm" svg:x="6.189cm" svg:y="3.527cm">
          <draw:text-box>
            <text:p text:style-name="P5"><text:span text:style-name="T21">Cores</text:span></text:p>
          </draw:text-box>
        </draw:frame>
        <draw:frame draw:style-name="gr41" draw:text-style-name="P32" draw:layer="layout" svg:width="4.421cm" svg:height="0.947cm" svg:x="13.294cm" svg:y="3.527cm">
          <draw:text-box>
            <text:p text:style-name="P5"><text:span text:style-name="T21">Reduce</text:span></text:p>
          </draw:text-box>
        </draw:frame>
        <draw:custom-shape draw:name="Rectangle 19" draw:style-name="gr42"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2"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3" draw:text-style-name="P5" draw:layer="layout" svg:x1="10.628cm" svg:y1="5.413cm" svg:x2="11.264cm" svg:y2="5.413cm">
          <text:p/>
        </draw:line>
        <draw:custom-shape draw:name="Rectangle 19" draw:style-name="gr42" draw:text-style-name="P33" draw:layer="layout" svg:width="0.71cm" svg:height="1.389cm" svg:x="9.784cm" svg:y="6.398cm">
          <text:p/>
          <draw:enhanced-geometry svg:viewBox="0 0 21600 21600" draw:type="rectangle" draw:enhanced-path="M 0 0 L 21600 0 21600 21600 0 21600 0 0 Z N"/>
        </draw:custom-shape>
        <draw:custom-shape draw:name="Rectangle 19" draw:style-name="gr42" draw:text-style-name="P33" draw:layer="layout" svg:width="0.711cm" svg:height="1.389cm" svg:x="8.861cm" svg:y="6.371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89cm" svg:x="11.407cm" svg:y="6.398cm">
          <text:p/>
          <draw:enhanced-geometry svg:viewBox="0 0 21600 21600" draw:type="rectangle" draw:enhanced-path="M 0 0 L 21600 0 21600 21600 0 21600 0 0 Z N"/>
        </draw:custom-shape>
        <draw:line draw:style-name="gr43" draw:text-style-name="P5" draw:layer="layout" svg:x1="10.628cm" svg:y1="7.21cm" svg:x2="11.264cm" svg:y2="7.21cm">
          <text:p/>
        </draw:line>
        <draw:custom-shape draw:name="Rectangle 19" draw:style-name="gr42"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2"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9cm" svg:x="11.403cm" svg:y="9.197cm">
          <text:p/>
          <draw:enhanced-geometry svg:viewBox="0 0 21600 21600" draw:type="rectangle" draw:enhanced-path="M 0 0 L 21600 0 21600 21600 0 21600 0 0 Z N"/>
        </draw:custom-shape>
        <draw:line draw:style-name="gr43" draw:text-style-name="P5" draw:layer="layout" svg:x1="10.628cm" svg:y1="9.968cm" svg:x2="11.264cm" svg:y2="9.968cm">
          <text:p/>
        </draw:line>
        <draw:line draw:style-name="gr44" draw:text-style-name="P5" draw:layer="layout" svg:x1="12.112cm" svg:y1="5.429cm" svg:x2="14.179cm" svg:y2="4.921cm">
          <text:p/>
        </draw:line>
        <draw:line draw:style-name="gr44" draw:text-style-name="P5" draw:layer="layout" svg:x1="12.112cm" svg:y1="5.429cm" svg:x2="14.179cm" svg:y2="7.026cm">
          <text:p/>
        </draw:line>
        <draw:line draw:style-name="gr44" draw:text-style-name="P5" draw:layer="layout" svg:x1="12.113cm" svg:y1="5.429cm" svg:x2="14.179cm" svg:y2="9.735cm">
          <text:p/>
        </draw:line>
        <draw:line draw:style-name="gr44" draw:text-style-name="P5" draw:layer="layout" svg:x1="12.115cm" svg:y1="7.033cm" svg:x2="14.179cm" svg:y2="5.429cm">
          <text:p/>
        </draw:line>
        <draw:line draw:style-name="gr44" draw:text-style-name="P5" draw:layer="layout" svg:x1="12.115cm" svg:y1="7.133cm" svg:x2="14.179cm" svg:y2="7.326cm">
          <text:p/>
        </draw:line>
        <draw:line draw:style-name="gr44" draw:text-style-name="P5" draw:layer="layout" svg:x1="12.115cm" svg:y1="7.133cm" svg:x2="14.179cm" svg:y2="10.001cm">
          <text:p/>
        </draw:line>
        <draw:line draw:style-name="gr44" draw:text-style-name="P5" draw:layer="layout" svg:x1="12.116cm" svg:y1="9.834cm" svg:x2="14.179cm" svg:y2="10.255cm">
          <text:p/>
        </draw:line>
        <draw:line draw:style-name="gr44" draw:text-style-name="P5" draw:layer="layout" svg:x1="12.117cm" svg:y1="9.835cm" svg:x2="14.179cm" svg:y2="7.815cm">
          <text:p/>
        </draw:line>
        <draw:line draw:style-name="gr44" draw:text-style-name="P5" draw:layer="layout" svg:x1="12.117cm" svg:y1="9.735cm" svg:x2="14.179cm" svg:y2="5.937cm">
          <text:p/>
        </draw:line>
        <draw:custom-shape draw:name="Rectangle 19" draw:style-name="gr42"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5"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4.042cm" svg:y="3.528cm">
          <draw:text-box>
            <text:p text:style-name="P5"><text:span text:style-name="T21">Input</text:span></text:p>
          </draw:text-box>
        </draw:frame>
        <draw:custom-shape draw:style-name="gr45"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19.004cm" svg:y="3.53cm">
          <draw:text-box>
            <text:p text:style-name="P5"><text:span text:style-name="T21">Output</text:span></text:p>
          </draw:text-box>
        </draw:frame>
        <draw:line draw:style-name="gr46" draw:text-style-name="P5" draw:layer="layout" svg:x1="4.704cm" svg:y1="11.325cm" svg:x2="12.07cm" svg:y2="11.325cm">
          <text:p/>
        </draw:line>
        <draw:line draw:style-name="gr46" draw:text-style-name="P5" draw:layer="layout" svg:x1="12.09cm" svg:y1="11.325cm" svg:x2="18.869cm" svg:y2="11.325cm">
          <text:p/>
        </draw:line>
        <draw:line draw:style-name="gr46" draw:text-style-name="P5" draw:layer="layout" svg:x1="19.004cm" svg:y1="11.325cm" svg:x2="21.036cm" svg:y2="11.325cm">
          <text:p/>
        </draw:line>
        <draw:line draw:style-name="gr47" draw:text-style-name="P5" draw:layer="layout" svg:x1="4.704cm" svg:y1="11.071cm" svg:x2="4.704cm" svg:y2="11.579cm">
          <text:p/>
        </draw:line>
        <draw:frame draw:style-name="gr41" draw:text-style-name="P32" draw:layer="layout" svg:width="7.346cm" svg:height="0.947cm" svg:x="4.724cm" svg:y="11.394cm">
          <draw:text-box>
            <text:p text:style-name="P5"><text:span text:style-name="T21">read &amp; classify</text:span></text:p>
          </draw:text-box>
        </draw:frame>
        <draw:frame draw:style-name="gr41" draw:text-style-name="P32" draw:layer="layout" svg:width="6.914cm" svg:height="0.947cm" svg:x="12.09cm" svg:y="11.395cm">
          <draw:text-box>
            <text:p text:style-name="P5"><text:span text:style-name="T21">shuffle</text:span></text:p>
          </draw:text-box>
        </draw:frame>
        <draw:frame draw:style-name="gr41" draw:text-style-name="P32" draw:layer="layout" svg:width="2.032cm" svg:height="0.947cm" svg:x="19.004cm" svg:y="11.325cm">
          <draw:text-box>
            <text:p text:style-name="P5"><text:span text:style-name="T21">store</text:span></text:p>
          </draw:text-box>
        </draw:frame>
        <draw:custom-shape draw:name="Rectangle 19" draw:style-name="gr48"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7" draw:text-style-name="P5" draw:layer="layout" svg:x1="12.07cm" svg:y1="11.071cm" svg:x2="12.07cm" svg:y2="11.579cm">
          <text:p/>
        </draw:line>
        <draw:line draw:style-name="gr47" draw:text-style-name="P5" draw:layer="layout" svg:x1="18.869cm" svg:y1="11.071cm" svg:x2="18.869cm" svg:y2="11.579cm">
          <text:p/>
        </draw:line>
        <draw:custom-shape draw:name="Rectangle 19" draw:style-name="gr49"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0"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51"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2"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2"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3"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2"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2"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4"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5"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6" draw:text-style-name="P5" draw:layer="layout" svg:x1="15.714cm" svg:y1="4.83cm" svg:x2="18.61cm" svg:y2="3.102cm">
          <text:p/>
        </draw:line>
        <draw:line draw:style-name="gr56"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4"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4"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7"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4"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4"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4"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7"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808cm" svg:height="1.119cm" svg:x="6.096cm" svg:y="5.195cm">
          <draw:text-box>
            <text:p text:style-name="P43"><text:span text:style-name="T25">Sorter</text:span></text:p>
          </draw:text-box>
        </draw:frame>
        <draw:frame draw:style-name="gr61" draw:text-style-name="P44" draw:layer="layout" svg:width="5.506cm" svg:height="1.119cm" svg:x="4.971cm" svg:y="6.611cm">
          <draw:text-box>
            <text:p text:style-name="P43"><text:span text:style-name="T25">Kryo</text:span></text:p>
          </draw:text-box>
        </draw:frame>
        <draw:frame draw:style-name="gr62" draw:text-style-name="P44" draw:layer="layout" svg:width="9.371cm" svg:height="1.859cm" svg:x="2.678cm" svg:y="8.027cm">
          <draw:text-box>
            <text:p text:style-name="P43"><text:span text:style-name="T25">BufferedOutputStream</text:span></text:p>
          </draw:text-box>
        </draw:frame>
        <draw:custom-shape draw:style-name="gr58"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5.505cm" svg:height="1.119cm" svg:x="7.959cm" svg:y="9.442cm">
          <draw:text-box>
            <text:p text:style-name="P43"><text:span text:style-name="T25">JNI backend</text:span></text:p>
          </draw:text-box>
        </draw:frame>
        <draw:custom-shape draw:style-name="gr58"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11.443cm" svg:height="1.119cm" svg:x="3.44cm" svg:y="10.861cm">
          <draw:text-box>
            <text:p text:style-name="P43"><text:span text:style-name="T25">File System Buffer Cache</text:span></text:p>
          </draw:text-box>
        </draw:frame>
        <draw:frame draw:style-name="gr62" draw:text-style-name="P44" draw:layer="layout" svg:width="5.02cm" svg:height="1.859cm" svg:x="3.44cm" svg:y="4.045cm">
          <draw:text-box>
            <text:p text:style-name="P43"><text:span text:style-name="T25">Object</text:span></text:p>
          </draw:text-box>
        </draw:frame>
        <draw:custom-shape draw:style-name="gr64"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946cm" svg:height="1.077cm" svg:x="11.536cm" svg:y="5.642cm" svg:viewBox="0 0 947 1078" svg:d="M0 0c1040 0 945 1078 945 1078">
          <text:p/>
        </draw:path>
        <draw:path draw:style-name="gr65" draw:text-style-name="P5" draw:layer="layout" svg:width="0.946cm" svg:height="1.077cm" svg:x="13.152cm" svg:y="7.058cm" svg:viewBox="0 0 947 1078" svg:d="M0 0c1040 0 945 1078 945 1078">
          <text:p/>
        </draw:path>
        <draw:path draw:style-name="gr66" draw:text-style-name="P5" draw:layer="layout" svg:width="0.946cm" svg:height="1.077cm" svg:x="14.686cm" svg:y="8.497cm" svg:viewBox="0 0 947 1078" svg:d="M0 0c1040 0 945 1078 945 1078">
          <text:p/>
        </draw:path>
        <draw:path draw:style-name="gr65" draw:text-style-name="P5" draw:layer="layout" svg:width="0.786cm" svg:height="1.077cm" svg:x="16.102cm" svg:y="9.89cm" svg:viewBox="0 0 787 1078" svg:d="M0 0c863 0 785 1078 785 1078">
          <text:p/>
        </draw:path>
        <draw:path draw:style-name="gr66" draw:text-style-name="P5" draw:layer="layout" svg:width="0.786cm" svg:height="1.077cm" svg:x="17.557cm" svg:y="11.306cm" svg:viewBox="0 0 787 1078" svg:d="M0 0c863 0 785 1078 785 1078">
          <text:p/>
        </draw:path>
        <draw:path draw:style-name="gr65"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draw:custom-shape draw:style-name="gr39"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8"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8" draw:layer="layout" svg:width="5.811cm" svg:height="1.047cm" svg:x="0.094cm" svg:y="5.096cm">
          <draw:text-box>
            <text:p text:style-name="P43"><text:span text:style-name="T27">Crail Serializer</text:span></text:p>
          </draw:text-box>
        </draw:frame>
        <draw:frame draw:style-name="gr61" draw:text-style-name="P48" draw:layer="layout" svg:width="7.13cm" svg:height="1.047cm" svg:x="0.348cm" svg:y="6.612cm">
          <draw:text-box>
            <text:p text:style-name="P43"><text:span text:style-name="T27">CrailOutputStream</text:span></text:p>
          </draw:text-box>
        </draw:frame>
        <draw:frame draw:style-name="gr72" draw:text-style-name="P48" draw:layer="layout" svg:width="3.081cm" svg:height="1.15cm" svg:x="2.38cm" svg:y="3.846cm">
          <draw:text-box>
            <text:p text:style-name="P43"><text:span text:style-name="T27">Object</text:span></text:p>
          </draw:text-box>
        </draw:frame>
        <draw:path draw:style-name="gr65" draw:text-style-name="P5" draw:layer="layout" svg:width="0.946cm" svg:height="1.077cm" svg:x="10.153cm" svg:y="7.059cm" svg:viewBox="0 0 947 1078" svg:d="M0 0c1040 0 945 1078 945 1078">
          <text:p/>
        </draw:path>
        <draw:path draw:style-name="gr65" draw:text-style-name="P5" draw:layer="layout" svg:width="2.032cm" svg:height="2.244cm" svg:x="6.604cm" svg:y="4.318cm" svg:viewBox="0 0 2033 2245" svg:d="M0 0c2231 0 2028 2245 2028 2245">
          <text:p/>
        </draw:path>
        <draw:custom-shape draw:style-name="gr58" draw:text-style-name="P5" draw:layer="layout" svg:width="1.016cm" svg:height="1.016cm" svg:x="4.733cm" svg:y="9.998cm">
          <text:p/>
          <draw:enhanced-geometry svg:viewBox="0 0 21600 21600" draw:type="rectangle" draw:enhanced-path="M 0 0 L 21600 0 21600 21600 0 21600 0 0 Z N"/>
        </draw:custom-shape>
        <draw:custom-shape draw:style-name="gr58" draw:text-style-name="P5" draw:layer="layout" svg:width="1.016cm" svg:height="1.016cm" svg:x="6.003cm" svg:y="9.998cm">
          <text:p/>
          <draw:enhanced-geometry svg:viewBox="0 0 21600 21600" draw:type="rectangle" draw:enhanced-path="M 0 0 L 21600 0 21600 21600 0 21600 0 0 Z N"/>
        </draw:custom-shape>
        <draw:custom-shape draw:style-name="gr73" draw:text-style-name="P5" draw:layer="layout" svg:width="1.016cm" svg:height="1.016cm" svg:x="9.973cm" svg:y="9.998cm">
          <text:p/>
          <draw:enhanced-geometry svg:viewBox="0 0 21600 21600" draw:type="rectangle" draw:enhanced-path="M 0 0 L 21600 0 21600 21600 0 21600 0 0 Z N"/>
        </draw:custom-shape>
        <draw:custom-shape draw:style-name="gr73" draw:text-style-name="P5" draw:layer="layout" svg:width="1.016cm" svg:height="1.016cm" svg:x="11.173cm" svg:y="9.998cm">
          <text:p/>
          <draw:enhanced-geometry svg:viewBox="0 0 21600 21600" draw:type="rectangle" draw:enhanced-path="M 0 0 L 21600 0 21600 21600 0 21600 0 0 Z N"/>
        </draw:custom-shape>
        <draw:custom-shape draw:style-name="gr64" draw:text-style-name="P5" draw:layer="layout" svg:width="1.016cm" svg:height="1.016cm" svg:x="16.073cm" svg:y="9.998cm">
          <text:p/>
          <draw:enhanced-geometry svg:viewBox="0 0 21600 21600" draw:type="rectangle" draw:enhanced-path="M 0 0 L 21600 0 21600 21600 0 21600 0 0 Z N"/>
        </draw:custom-shape>
        <draw:custom-shape draw:style-name="gr64" draw:text-style-name="P5" draw:layer="layout" svg:width="1.016cm" svg:height="1.016cm" svg:x="17.273cm" svg:y="9.998cm">
          <text:p/>
          <draw:enhanced-geometry svg:viewBox="0 0 21600 21600" draw:type="rectangle" draw:enhanced-path="M 0 0 L 21600 0 21600 21600 0 21600 0 0 Z N"/>
        </draw:custom-shape>
        <draw:custom-shape draw:style-name="gr64" draw:text-style-name="P5" draw:layer="layout" svg:width="1.016cm" svg:height="1.016cm" svg:x="21.073cm" svg:y="9.998cm">
          <text:p/>
          <draw:enhanced-geometry svg:viewBox="0 0 21600 21600" draw:type="rectangle" draw:enhanced-path="M 0 0 L 21600 0 21600 21600 0 21600 0 0 Z N"/>
        </draw:custom-shape>
        <draw:custom-shape draw:style-name="gr64" draw:text-style-name="P5" draw:layer="layout" svg:width="1.016cm" svg:height="1.016cm" svg:x="22.273cm" svg:y="9.998cm">
          <text:p/>
          <draw:enhanced-geometry svg:viewBox="0 0 21600 21600" draw:type="rectangle" draw:enhanced-path="M 0 0 L 21600 0 21600 21600 0 21600 0 0 Z N"/>
        </draw:custom-shape>
        <draw:line draw:style-name="gr74" draw:text-style-name="P5" draw:layer="layout" svg:x1="11.076cm" svg:y1="8.236cm" svg:x2="7.366cm" svg:y2="9.606cm">
          <text:p/>
        </draw:line>
        <draw:line draw:style-name="gr74" draw:text-style-name="P5" draw:layer="layout" svg:x1="11.03cm" svg:y1="8.236cm" svg:x2="11.684cm" svg:y2="9.706cm">
          <text:p/>
        </draw:line>
        <draw:line draw:style-name="gr74" draw:text-style-name="P5" draw:layer="layout" svg:x1="11.138cm" svg:y1="8.236cm" svg:x2="15.748cm" svg:y2="9.706cm">
          <text:p/>
        </draw:line>
        <draw:line draw:style-name="gr74" draw:text-style-name="P5" draw:layer="layout" svg:x1="11.013cm" svg:y1="8.243cm" svg:x2="20.982cm" svg:y2="9.706cm">
          <text:p/>
        </draw:line>
        <draw:frame draw:style-name="gr61"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9.354cm" svg:y="11.131cm">
          <draw:text-box>
            <text:p text:style-name="P5"><text:span text:style-name="T27">remote DRAM</text:span></text:p>
          </draw:text-box>
        </draw:frame>
        <draw:frame draw:style-name="gr61" draw:text-style-name="P47" draw:layer="layout" svg:width="3.556cm" svg:height="1.843cm" svg:x="15.456cm" svg:y="11.132cm">
          <draw:text-box>
            <text:p text:style-name="P5"><text:span text:style-name="T27">local Flash</text:span></text:p>
          </draw:text-box>
        </draw:frame>
        <draw:frame draw:style-name="gr61"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5" draw:text-style-name="P5" draw:layer="layout" svg:x1="7.366cm" svg:y1="10.522cm" svg:x2="9.652cm" svg:y2="10.522cm">
          <text:p/>
        </draw:line>
        <draw:line draw:style-name="gr75" draw:text-style-name="P5" draw:layer="layout" svg:x1="12.466cm" svg:y1="10.522cm" svg:x2="15.748cm" svg:y2="10.522cm">
          <text:p/>
        </draw:line>
        <draw:line draw:style-name="gr75" draw:text-style-name="P5" draw:layer="layout" svg:x1="18.542cm" svg:y1="10.522cm" svg:x2="20.828cm" svg:y2="10.522cm">
          <text:p/>
        </draw:line>
        <draw:line draw:style-name="gr76"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draw:custom-shape draw:style-name="gr78" draw:text-style-name="P5" draw:layer="layout" svg:width="5.588cm" svg:height="4.318cm" svg:x="1.887cm" svg:y="3.81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Performance: Broadcast, GroupBy, Sorting, SQL (memory)</text:p>
                  </text:list-item>
                  <text:list-item>
                    <text:p>Disaggregation, tiering: Sorting (memory/flash)</text:p>
                  </text:list-item>
                </text:list>
              </text:list-item>
              <text:list-item>
                <text:p>Cluster size: 8 nodes, except TeraSort: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item>
                <text:p>Spark 2.1.0</text:p>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33"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9"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71"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8"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8" draw:text-style-name="P5" draw:layer="layout" svg:width="3.302cm" svg:height="1.778cm" svg:x="6.55cm" svg:y="3.902cm">
          <text:p/>
          <draw:enhanced-geometry svg:viewBox="0 0 21600 21600" draw:type="rectangle" draw:enhanced-path="M 0 0 L 21600 0 21600 21600 0 21600 0 0 Z N"/>
        </draw:custom-shape>
        <draw:custom-shape draw:style-name="gr58" draw:text-style-name="P5" draw:layer="layout" svg:width="3.302cm" svg:height="1.778cm" svg:x="6.75cm" svg:y="4.102cm">
          <text:p/>
          <draw:enhanced-geometry svg:viewBox="0 0 21600 21600" draw:type="rectangle" draw:enhanced-path="M 0 0 L 21600 0 21600 21600 0 21600 0 0 Z N"/>
        </draw:custom-shape>
        <draw:custom-shape draw:style-name="gr71"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80" draw:text-style-name="P5" draw:layer="layout" svg:width="2.603cm" svg:height="1.434cm" draw:transform="rotate (0.85241880667403) translate (3.556cm 4.718cm)" svg:viewBox="0 0 2604 1435" svg:d="M0 0c1544 0 2604 1435 2604 1435">
          <text:p/>
        </draw:path>
        <draw:path draw:style-name="gr80" draw:text-style-name="P5" draw:layer="layout" svg:width="2.686cm" svg:height="1.489cm" draw:transform="skewX (-0.06771877497738) rotate (0.818035820409742) translate (3.556cm 4.918cm)" svg:viewBox="0 0 2687 1490" svg:d="M0 0c1592 0 2687 1490 2687 1490">
          <text:p/>
        </draw:path>
        <draw:path draw:style-name="gr80" draw:text-style-name="P5" draw:layer="layout" svg:width="2.772cm" svg:height="1.541cm" draw:transform="skewX (-0.131248759749974) rotate (0.785921762173047) translate (3.556cm 5.118cm)" svg:viewBox="0 0 2773 1542" svg:d="M0 0c1643 0 2773 1542 2773 1542">
          <text:p/>
        </draw:path>
        <draw:path draw:style-name="gr80" draw:text-style-name="P5" draw:layer="layout" svg:width="2.859cm" svg:height="1.586cm" draw:transform="skewX (-0.191462618943778) rotate (0.755378500263146) translate (3.556cm 5.369cm)" svg:viewBox="0 0 2860 1587" svg:d="M0 0c1695 0 2860 1587 2860 1587">
          <text:p/>
        </draw:path>
        <draw:line draw:style-name="gr56" draw:text-style-name="P5" draw:layer="layout" svg:x1="1.524cm" svg:y1="8.128cm" svg:x2="10.16cm" svg:y2="8.128cm">
          <text:p/>
        </draw:line>
        <draw:custom-shape draw:style-name="gr81"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2" draw:text-style-name="P53" draw:layer="layout" svg:width="6.29cm" svg:height="1.598cm" svg:x="1.33cm" svg:y="6.496cm">
          <draw:text-box>
            <text:p><text:span text:style-name="T29">Broadcast writing</text:span></text:p>
            <text:p><text:span text:style-name="T30">RPC+2xRDMA+RPC</text:span></text:p>
          </draw:text-box>
        </draw:frame>
        <draw:custom-shape draw:style-name="gr83"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4" draw:text-style-name="P53" draw:layer="layout" svg:width="4.871cm" svg:height="1.598cm" svg:x="6.996cm" svg:y="6.096cm">
          <draw:text-box>
            <text:p><text:span text:style-name="T29">Broadcast reading</text:span></text:p>
            <text:p><text:span text:style-name="T30">RPC+RDMA</text:span></text:p>
          </draw:text-box>
        </draw:frame>
        <draw:custom-shape draw:style-name="gr85"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5" draw:layer="layout" svg:x1="6.35cm" svg:y1="8.094cm" svg:x2="6.35cm" svg:y2="5.48cm">
          <text:p/>
        </draw:line>
        <draw:line draw:style-name="gr80" draw:text-style-name="P5" draw:layer="layout" svg:x1="6.55cm" svg:y1="8.095cm" svg:x2="6.55cm" svg:y2="5.68cm">
          <text:p/>
        </draw:line>
        <draw:line draw:style-name="gr80" draw:text-style-name="P5" draw:layer="layout" svg:x1="6.75cm" svg:y1="8.096cm" svg:x2="6.75cm" svg:y2="5.88cm">
          <text:p/>
        </draw:line>
        <draw:line draw:style-name="gr80" draw:text-style-name="P5" draw:layer="layout" svg:x1="6.95cm" svg:y1="8.097cm" svg:x2="6.95cm" svg:y2="6.08cm">
          <text:p/>
        </draw:line>
        <draw:path draw:style-name="gr86"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80M keys, 4K)</text:span></text:p>
          </draw:text-box>
        </draw:frame>
        <draw:frame draw:style-name="gr87"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71"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24cm" svg:y1="6.528cm" svg:x2="11.838cm" svg:y2="6.528cm">
          <text:p/>
        </draw:line>
        <draw:custom-shape draw:style-name="gr81" draw:text-style-name="P5" draw:layer="layout" svg:width="10.414cm" svg:height="1.778cm" svg:x="1.424cm" svg:y="6.536cm">
          <text:p/>
          <draw:enhanced-geometry svg:viewBox="0 0 21600 21600" draw:type="rectangle" draw:enhanced-path="M 0 0 L 21600 0 21600 21600 0 21600 0 0 Z N"/>
        </draw:custom-shape>
        <draw:custom-shape draw:style-name="gr88" draw:text-style-name="P5" draw:layer="layout" svg:width="0.762cm" svg:height="0.762cm" svg:x="5.359cm" svg:y="6.528cm">
          <text:p/>
          <draw:enhanced-geometry svg:viewBox="0 0 21600 21600" draw:type="rectangle" draw:enhanced-path="M 0 0 L 21600 0 21600 21600 0 21600 0 0 Z N"/>
        </draw:custom-shape>
        <draw:custom-shape draw:style-name="gr88" draw:text-style-name="P5" draw:layer="layout" svg:width="0.762cm" svg:height="0.762cm" svg:x="5.359cm" svg:y="7.278cm">
          <text:p/>
          <draw:enhanced-geometry svg:viewBox="0 0 21600 21600" draw:type="rectangle" draw:enhanced-path="M 0 0 L 21600 0 21600 21600 0 21600 0 0 Z N"/>
        </draw:custom-shape>
        <draw:custom-shape draw:style-name="gr88" draw:text-style-name="P5" draw:layer="layout" svg:width="0.762cm" svg:height="0.558cm" svg:x="5.359cm" svg:y="7.978cm">
          <text:p/>
          <draw:enhanced-geometry svg:viewBox="0 0 21600 21600" draw:type="rectangle" draw:enhanced-path="M 0 0 L 21600 0 21600 21600 0 21600 0 0 Z N"/>
        </draw:custom-shape>
        <draw:custom-shape draw:style-name="gr88" draw:text-style-name="P5" draw:layer="layout" svg:width="0.762cm" svg:height="0.762cm" svg:x="7.684cm" svg:y="6.528cm">
          <text:p/>
          <draw:enhanced-geometry svg:viewBox="0 0 21600 21600" draw:type="rectangle" draw:enhanced-path="M 0 0 L 21600 0 21600 21600 0 21600 0 0 Z N"/>
        </draw:custom-shape>
        <draw:custom-shape draw:style-name="gr88" draw:text-style-name="P5" draw:layer="layout" svg:width="0.762cm" svg:height="0.762cm" svg:x="7.684cm" svg:y="7.278cm">
          <text:p/>
          <draw:enhanced-geometry svg:viewBox="0 0 21600 21600" draw:type="rectangle" draw:enhanced-path="M 0 0 L 21600 0 21600 21600 0 21600 0 0 Z N"/>
        </draw:custom-shape>
        <draw:custom-shape draw:style-name="gr88" draw:text-style-name="P5" draw:layer="layout" svg:width="0.762cm" svg:height="0.558cm" svg:x="7.684cm" svg:y="7.978cm">
          <text:p/>
          <draw:enhanced-geometry svg:viewBox="0 0 21600 21600" draw:type="rectangle" draw:enhanced-path="M 0 0 L 21600 0 21600 21600 0 21600 0 0 Z N"/>
        </draw:custom-shape>
        <draw:custom-shape draw:style-name="gr88" draw:text-style-name="P5" draw:layer="layout" svg:width="0.762cm" svg:height="0.762cm" svg:x="10.434cm" svg:y="6.528cm">
          <text:p/>
          <draw:enhanced-geometry svg:viewBox="0 0 21600 21600" draw:type="rectangle" draw:enhanced-path="M 0 0 L 21600 0 21600 21600 0 21600 0 0 Z N"/>
        </draw:custom-shape>
        <draw:custom-shape draw:style-name="gr88" draw:text-style-name="P5" draw:layer="layout" svg:width="0.762cm" svg:height="0.762cm" svg:x="10.434cm" svg:y="7.278cm">
          <text:p/>
          <draw:enhanced-geometry svg:viewBox="0 0 21600 21600" draw:type="rectangle" draw:enhanced-path="M 0 0 L 21600 0 21600 21600 0 21600 0 0 Z N"/>
        </draw:custom-shape>
        <draw:custom-shape draw:style-name="gr88"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8.998cm" svg:y1="4.218cm" svg:x2="9.806cm" svg:y2="4.218cm">
          <text:p/>
        </draw:line>
        <draw:path draw:style-name="gr80" draw:text-style-name="P5" draw:layer="layout" svg:width="0.775cm" svg:height="0.688cm" draw:transform="rotate (-0.249058484259592) translate (5.74200000002974cm 6.20499999988309cm)" svg:viewBox="0 0 776 689" svg:d="M0 0c1310 0 566 689 566 689">
          <text:p/>
        </draw:path>
        <draw:path draw:style-name="gr80" draw:text-style-name="P5" draw:layer="layout" svg:width="0.839cm" svg:height="1.237cm" draw:transform="skewX (-0.328296432300133) rotate (-0.45884706034931) translate (5.799cm 6.206cm)" svg:viewBox="0 0 840 1238" svg:d="M0 0c1417 0 613 1238 613 1238">
          <text:p/>
        </draw:path>
        <draw:path draw:style-name="gr80" draw:text-style-name="P5" draw:layer="layout" svg:width="0.807cm" svg:height="1.457cm" draw:transform="skewX (-0.585907029894497) rotate (-0.667588438887831) translate (5.84900000145963cm 6.20499998216996cm)" svg:viewBox="0 0 808 1458" svg:d="M0 0c1364 0 589 1458 589 1458">
          <text:p/>
        </draw:path>
        <draw:path draw:style-name="gr80" draw:text-style-name="P5" draw:layer="layout" svg:width="0.775cm" svg:height="0.688cm" draw:transform="rotate (-0.249058484259592) translate (8.09200000002974cm 6.20599999988309cm)" svg:viewBox="0 0 776 689" svg:d="M0 0c1310 0 566 689 566 689">
          <text:p/>
        </draw:path>
        <draw:path draw:style-name="gr80" draw:text-style-name="P5" draw:layer="layout" svg:width="0.839cm" svg:height="1.237cm" draw:transform="skewX (-0.328296432300133) rotate (-0.45884706034931) translate (8.149cm 6.207cm)" svg:viewBox="0 0 840 1238" svg:d="M0 0c1417 0 613 1238 613 1238">
          <text:p/>
        </draw:path>
        <draw:path draw:style-name="gr80" draw:text-style-name="P5" draw:layer="layout" svg:width="0.807cm" svg:height="1.457cm" draw:transform="skewX (-0.585907029894497) rotate (-0.667588438887831) translate (8.19900000145963cm 6.20599998216996cm)" svg:viewBox="0 0 808 1458" svg:d="M0 0c1364 0 589 1458 589 1458">
          <text:p/>
        </draw:path>
        <draw:path draw:style-name="gr80" draw:text-style-name="P5" draw:layer="layout" svg:width="0.775cm" svg:height="0.688cm" draw:transform="rotate (-0.249058484259592) translate (10.8420000000297cm 6.20699999988309cm)" svg:viewBox="0 0 776 689" svg:d="M0 0c1310 0 566 689 566 689">
          <text:p/>
        </draw:path>
        <draw:path draw:style-name="gr80" draw:text-style-name="P5" draw:layer="layout" svg:width="0.839cm" svg:height="1.237cm" draw:transform="skewX (-0.328296432300133) rotate (-0.45884706034931) translate (10.899cm 6.208cm)" svg:viewBox="0 0 840 1238" svg:d="M0 0c1417 0 613 1238 613 1238">
          <text:p/>
        </draw:path>
        <draw:path draw:style-name="gr80" draw:text-style-name="P5" draw:layer="layout" svg:width="0.807cm" svg:height="1.457cm" draw:transform="skewX (-0.585907029894497) rotate (-0.667588438887831) translate (10.9490000014596cm 6.20699998216995cm)" svg:viewBox="0 0 808 1458" svg:d="M0 0c1364 0 589 1458 589 1458">
          <text:p/>
        </draw:path>
        <draw:custom-shape draw:style-name="gr89"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71"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71"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3" draw:text-style-name="P5" draw:layer="layout" svg:x1="8.998cm" svg:y1="9.704cm" svg:x2="9.806cm" svg:y2="9.704cm">
          <text:p/>
        </draw:line>
        <draw:custom-shape draw:style-name="gr90"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5"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1"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2" draw:text-style-name="P57" draw:layer="layout" svg:width="3.204cm" svg:height="1.016cm" draw:transform="rotate (1.5707963267949) translate (0.438cm 9.046cm)">
          <draw:text-box>
            <text:p text:style-name="P5"><text:span text:style-name="T33">Crail</text:span></text:p>
          </draw:text-box>
        </draw:frame>
        <draw:frame draw:name="net.svg" draw:style-name="gr3" draw:text-style-name="P5" draw:layer="layout" svg:width="10.73cm" svg:height="4.466cm" svg:x="13.231cm" svg:y="3.091cm">
          <draw:image xlink:href="Pictures/1000436000006E5A00002C35E1E1ABA7.svg" xlink:type="simple" xlink:show="embed" xlink:actuate="onLoad">
            <text:p/>
          </draw:image>
          <draw:image xlink:href="Pictures/100002010000042C000001ACE1D478C5.png" xlink:type="simple" xlink:show="embed" xlink:actuate="onLoad"/>
        </draw:frame>
        <draw:custom-shape draw:style-name="gr93"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1071AEA1.svg" xlink:type="simple" xlink:show="embed" xlink:actuate="onLoad">
            <text:p/>
          </draw:image>
          <draw:image xlink:href="Pictures/100002010000042C000001AC4EC8C6DB.png" xlink:type="simple" xlink:show="embed" xlink:actuate="onLoad"/>
        </draw:frame>
        <draw:line draw:style-name="gr94" draw:text-style-name="P5" draw:layer="layout" svg:x1="22.935cm" svg:y1="6.35cm" svg:x2="22.947cm" svg:y2="9.792cm">
          <text:p/>
        </draw:line>
        <draw:line draw:style-name="gr95" draw:text-style-name="P5" draw:layer="layout" svg:x1="15.748cm" svg:y1="9.444cm" svg:x2="22.935cm" svg:y2="9.444cm">
          <text:p/>
        </draw:line>
        <draw:line draw:style-name="gr96" draw:text-style-name="P5" draw:layer="layout" svg:x1="16.931cm" svg:y1="6.35cm" svg:x2="16.943cm" svg:y2="9.792cm">
          <text:p/>
        </draw:line>
        <draw:line draw:style-name="gr97" draw:text-style-name="P5" draw:layer="layout" svg:x1="15.363cm" svg:y1="9.163cm" svg:x2="16.95cm" svg:y2="9.163cm">
          <text:p/>
        </draw:line>
        <draw:line draw:style-name="gr98" draw:text-style-name="P5" draw:layer="layout" svg:x1="16.331cm" svg:y1="6.35cm" svg:x2="16.343cm" svg:y2="9.792cm">
          <text:p/>
        </draw:line>
        <draw:frame draw:style-name="gr4" draw:text-style-name="P58" draw:layer="layout" svg:width="2.54cm" svg:height="1.361cm" svg:x="17.618cm" svg:y="3.407cm">
          <draw:text-box>
            <text:p><text:span text:style-name="T33">Spark/</text:span></text:p>
            <text:p><text:span text:style-name="T33">Vanilla</text:span></text:p>
          </draw:text-box>
        </draw:frame>
        <draw:frame draw:style-name="gr4" draw:text-style-name="P58" draw:layer="layout" svg:width="2.54cm" svg:height="1.361cm" svg:x="17.618cm" svg:y="6.958cm">
          <draw:text-box>
            <text:p><text:span text:style-name="T33">Spark/</text:span></text:p>
            <text:p><text:span text:style-name="T33">Crail</text:span></text:p>
          </draw:text-box>
        </draw:frame>
        <draw:frame draw:style-name="gr4" draw:text-style-name="P59" draw:layer="layout" svg:width="1.778cm" svg:height="0.806cm" svg:x="20.066cm" svg:y="8.686cm">
          <draw:text-box>
            <text:p><text:span text:style-name="T34">7x</text:span></text:p>
          </draw:text-box>
        </draw:frame>
        <draw:frame draw:style-name="gr4" draw:text-style-name="P60" draw:layer="layout" svg:width="1.27cm" svg:height="0.806cm" svg:x="16.331cm" svg:y="8.441cm">
          <draw:text-box>
            <text:p><text:span text:style-name="T35">3x</text:span></text:p>
          </draw:text-box>
        </draw:frame>
        <draw:frame draw:style-name="gr4" draw:text-style-name="P61" draw:layer="layout" svg:width="1.27cm" svg:height="0.806cm" svg:x="15.443cm" svg:y="8.128cm">
          <draw:text-box>
            <text:p><text:span text:style-name="T36">2x</text:span></text:p>
          </draw:text-box>
        </draw:frame>
        <draw:line draw:style-name="gr99" draw:text-style-name="P5" draw:layer="layout" svg:x1="15.357cm" svg:y1="8.89cm" svg:x2="16.394cm" svg:y2="8.89cm">
          <text:p/>
        </draw:lin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9.406cm" svg:height="6.48cm" svg:x="1.778cm" svg:y="5.442cm">
          <draw:object xlink:href="./Object 4" xlink:type="simple" xlink:show="embed" xlink:actuate="onLoad"/>
          <draw:image xlink:href="./ObjectReplacements/Object 4" xlink:type="simple" xlink:show="embed" xlink:actuate="onLoad"/>
        </draw:frame>
        <draw:frame draw:name="Picture 2" draw:style-name="gr100" draw:text-style-name="P62"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3"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3"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1" draw:text-style-name="P5" draw:layer="layout" svg:width="2.285cm" svg:height="3.377cm" svg:x="6.096cm" svg:y="6.528cm" svg:viewBox="0 0 2286 3378" draw:points="0,0 2286,0 2286,3378">
          <text:p/>
        </draw:polyline>
        <draw:frame draw:style-name="gr4" draw:text-style-name="P63" draw:layer="layout" svg:width="2.286cm" svg:height="1.047cm" svg:x="7.098cm" svg:y="7.42cm">
          <draw:text-box>
            <text:p><text:span text:style-name="T37">6x</text:span></text:p>
          </draw:text-box>
        </draw:frame>
        <draw:custom-shape draw:style-name="gr83" draw:text-style-name="P24" draw:layer="layout" svg:width="5.08cm" svg:height="0.762cm" draw:transform="rotate (1.5707963267949) translate (1.07cm 10.922cm)">
          <text:p text:style-name="P5"><text:span text:style-name="T17">time(se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0"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5" draw:layer="layout" svg:width="11.984cm" svg:height="1.204cm" svg:x="1.478cm" svg:y="4.218cm">
          <draw:text-box>
            <text:p text:style-name="P64"><text:span text:style-name="T38">www.sortingbenchmark.org</text:span></text:p>
          </draw:text-box>
        </draw:frame>
        <draw:custom-shape draw:style-name="gr102" draw:text-style-name="P5" draw:layer="layout" svg:width="16.439cm" svg:height="1.007cm" svg:x="1.595cm" svg:y="10.668cm">
          <text:p/>
          <draw:enhanced-geometry svg:viewBox="0 0 21600 21600" draw:type="rectangle" draw:enhanced-path="M 0 0 L 21600 0 21600 21600 0 21600 0 0 Z N"/>
        </draw:custom-shape>
        <draw:custom-shape draw:style-name="gr39"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103"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71"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99cm" svg:y1="5.403cm" svg:x2="11.913cm" svg:y2="5.403cm">
          <text:p/>
        </draw:line>
        <draw:custom-shape draw:style-name="gr81" draw:text-style-name="P5" draw:layer="layout" svg:width="10.414cm" svg:height="1.778cm" svg:x="1.499cm" svg:y="5.411cm">
          <text:p/>
          <draw:enhanced-geometry svg:viewBox="0 0 21600 21600" draw:type="rectangle" draw:enhanced-path="M 0 0 L 21600 0 21600 21600 0 21600 0 0 Z N"/>
        </draw:custom-shape>
        <draw:custom-shape draw:style-name="gr88" draw:text-style-name="P5" draw:layer="layout" svg:width="0.762cm" svg:height="0.762cm" svg:x="5.434cm" svg:y="5.403cm">
          <text:p/>
          <draw:enhanced-geometry svg:viewBox="0 0 21600 21600" draw:type="rectangle" draw:enhanced-path="M 0 0 L 21600 0 21600 21600 0 21600 0 0 Z N"/>
        </draw:custom-shape>
        <draw:custom-shape draw:style-name="gr88" draw:text-style-name="P5" draw:layer="layout" svg:width="0.762cm" svg:height="0.762cm" svg:x="5.434cm" svg:y="6.153cm">
          <text:p/>
          <draw:enhanced-geometry svg:viewBox="0 0 21600 21600" draw:type="rectangle" draw:enhanced-path="M 0 0 L 21600 0 21600 21600 0 21600 0 0 Z N"/>
        </draw:custom-shape>
        <draw:custom-shape draw:style-name="gr88" draw:text-style-name="P5" draw:layer="layout" svg:width="0.762cm" svg:height="0.558cm" svg:x="5.434cm" svg:y="6.853cm">
          <text:p/>
          <draw:enhanced-geometry svg:viewBox="0 0 21600 21600" draw:type="rectangle" draw:enhanced-path="M 0 0 L 21600 0 21600 21600 0 21600 0 0 Z N"/>
        </draw:custom-shape>
        <draw:custom-shape draw:style-name="gr88" draw:text-style-name="P5" draw:layer="layout" svg:width="0.762cm" svg:height="0.762cm" svg:x="7.759cm" svg:y="5.403cm">
          <text:p/>
          <draw:enhanced-geometry svg:viewBox="0 0 21600 21600" draw:type="rectangle" draw:enhanced-path="M 0 0 L 21600 0 21600 21600 0 21600 0 0 Z N"/>
        </draw:custom-shape>
        <draw:custom-shape draw:style-name="gr88" draw:text-style-name="P5" draw:layer="layout" svg:width="0.762cm" svg:height="0.762cm" svg:x="7.759cm" svg:y="6.153cm">
          <text:p/>
          <draw:enhanced-geometry svg:viewBox="0 0 21600 21600" draw:type="rectangle" draw:enhanced-path="M 0 0 L 21600 0 21600 21600 0 21600 0 0 Z N"/>
        </draw:custom-shape>
        <draw:custom-shape draw:style-name="gr88" draw:text-style-name="P5" draw:layer="layout" svg:width="0.762cm" svg:height="0.558cm" svg:x="7.759cm" svg:y="6.853cm">
          <text:p/>
          <draw:enhanced-geometry svg:viewBox="0 0 21600 21600" draw:type="rectangle" draw:enhanced-path="M 0 0 L 21600 0 21600 21600 0 21600 0 0 Z N"/>
        </draw:custom-shape>
        <draw:custom-shape draw:style-name="gr88" draw:text-style-name="P5" draw:layer="layout" svg:width="0.762cm" svg:height="0.762cm" svg:x="10.509cm" svg:y="5.403cm">
          <text:p/>
          <draw:enhanced-geometry svg:viewBox="0 0 21600 21600" draw:type="rectangle" draw:enhanced-path="M 0 0 L 21600 0 21600 21600 0 21600 0 0 Z N"/>
        </draw:custom-shape>
        <draw:custom-shape draw:style-name="gr88" draw:text-style-name="P5" draw:layer="layout" svg:width="0.762cm" svg:height="0.762cm" svg:x="10.509cm" svg:y="6.153cm">
          <text:p/>
          <draw:enhanced-geometry svg:viewBox="0 0 21600 21600" draw:type="rectangle" draw:enhanced-path="M 0 0 L 21600 0 21600 21600 0 21600 0 0 Z N"/>
        </draw:custom-shape>
        <draw:custom-shape draw:style-name="gr88"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9.073cm" svg:y1="2.018cm" svg:x2="9.881cm" svg:y2="2.018cm">
          <text:p/>
        </draw:line>
        <draw:path draw:style-name="gr80" draw:text-style-name="P5" draw:layer="layout" svg:width="0.775cm" svg:height="0.688cm" draw:transform="rotate (-0.249058484259592) translate (5.81700000002974cm 5.15499999988309cm)" svg:viewBox="0 0 776 689" svg:d="M0 0c1310 0 566 689 566 689">
          <text:p/>
        </draw:path>
        <draw:path draw:style-name="gr80" draw:text-style-name="P5" draw:layer="layout" svg:width="0.839cm" svg:height="1.237cm" draw:transform="skewX (-0.328296432300133) rotate (-0.45884706034931) translate (5.874cm 5.156cm)" svg:viewBox="0 0 840 1238" svg:d="M0 0c1417 0 613 1238 613 1238">
          <text:p/>
        </draw:path>
        <draw:path draw:style-name="gr80" draw:text-style-name="P5" draw:layer="layout" svg:width="0.807cm" svg:height="1.457cm" draw:transform="skewX (-0.585907029894497) rotate (-0.667588438887831) translate (5.92400000145963cm 5.15499998216996cm)" svg:viewBox="0 0 808 1458" svg:d="M0 0c1364 0 589 1458 589 1458">
          <text:p/>
        </draw:path>
        <draw:path draw:style-name="gr80" draw:text-style-name="P5" draw:layer="layout" svg:width="0.775cm" svg:height="0.688cm" draw:transform="rotate (-0.249058484259592) translate (8.16700000002974cm 5.15599999988309cm)" svg:viewBox="0 0 776 689" svg:d="M0 0c1310 0 566 689 566 689">
          <text:p/>
        </draw:path>
        <draw:path draw:style-name="gr80" draw:text-style-name="P5" draw:layer="layout" svg:width="0.839cm" svg:height="1.237cm" draw:transform="skewX (-0.328296432300133) rotate (-0.45884706034931) translate (8.224cm 5.157cm)" svg:viewBox="0 0 840 1238" svg:d="M0 0c1417 0 613 1238 613 1238">
          <text:p/>
        </draw:path>
        <draw:path draw:style-name="gr80" draw:text-style-name="P5" draw:layer="layout" svg:width="0.807cm" svg:height="1.457cm" draw:transform="skewX (-0.585907029894497) rotate (-0.667588438887831) translate (8.27400000145963cm 5.15599998216996cm)" svg:viewBox="0 0 808 1458" svg:d="M0 0c1364 0 589 1458 589 1458">
          <text:p/>
        </draw:path>
        <draw:path draw:style-name="gr80" draw:text-style-name="P5" draw:layer="layout" svg:width="0.775cm" svg:height="0.688cm" draw:transform="rotate (-0.249058484259592) translate (10.9170000000297cm 5.15699999988309cm)" svg:viewBox="0 0 776 689" svg:d="M0 0c1310 0 566 689 566 689">
          <text:p/>
        </draw:path>
        <draw:path draw:style-name="gr80" draw:text-style-name="P5" draw:layer="layout" svg:width="0.839cm" svg:height="1.237cm" draw:transform="skewX (-0.328296432300133) rotate (-0.45884706034931) translate (10.974cm 5.158cm)" svg:viewBox="0 0 840 1238" svg:d="M0 0c1417 0 613 1238 613 1238">
          <text:p/>
        </draw:path>
        <draw:path draw:style-name="gr80" draw:text-style-name="P5" draw:layer="layout" svg:width="0.807cm" svg:height="1.457cm" draw:transform="skewX (-0.585907029894497) rotate (-0.667588438887831) translate (11.0240000014596cm 5.15699998216995cm)" svg:viewBox="0 0 808 1458" svg:d="M0 0c1364 0 589 1458 589 1458">
          <text:p/>
        </draw:path>
        <draw:custom-shape draw:style-name="gr89"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5"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05" draw:text-style-name="P68" draw:layer="layout" svg:width="24.384cm" svg:height="2.791cm" svg:x="0.762cm" svg:y="11.379cm">
          <draw:text-box>
            <text:p><text:span text:style-name="T39">val ds1 = sparkSession.read.parquet(“...”) //64GB dataset</text:span></text:p>
            <text:p><text:span text:style-name="T39">val ds2 = sparkSession.read.parquet(“...”) //64GB dataset</text:span></text:p>
            <text:p><text:span text:style-name="T39">val resultDS = ds1.joinWith(ds2, ds1(“key”) === ds2(“key”)) //~100GB</text:span></text:p>
            <text:p><text:span text:style-name="T39">resultDS.</text:span><text:span text:style-name="T40">write.format(“parquet”).mode(SaveMode.</text:span><text:span text:style-name="T41">Overwrite</text:span><text:span text:style-name="T42">).save(“...”)</text:span></text:p>
          </draw:text-box>
        </draw:frame>
        <draw:custom-shape draw:style-name="gr58"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8"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8"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106"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58"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494cm" svg:height="0.763cm" svg:x="4.593cm" svg:y="7.538cm">
          <draw:text-box>
            <text:p text:style-name="P5"><text:span text:style-name="T32">deser</text:span></text:p>
          </draw:text-box>
        </draw:frame>
        <draw:custom-shape draw:style-name="gr58"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3cm" svg:y="8.301cm">
          <draw:text-box>
            <text:p text:style-name="P5"><text:span text:style-name="T32">sort</text:span></text:p>
          </draw:text-box>
        </draw:frame>
        <draw:custom-shape draw:style-name="gr58"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4cm" svg:y="9.01cm">
          <draw:text-box>
            <text:p text:style-name="P5"><text:span text:style-name="T32">join</text:span></text:p>
          </draw:text-box>
        </draw:frame>
        <draw:custom-shape draw:style-name="gr58"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5cm" svg:y="9.773cm">
          <draw:text-box>
            <text:p text:style-name="P5"><text:span text:style-name="T32">write</text:span></text:p>
          </draw:text-box>
        </draw:frame>
        <draw:custom-shape draw:style-name="gr58"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3cm" svg:y="8.3cm">
          <draw:text-box>
            <text:p text:style-name="P5"><text:span text:style-name="T32">sort</text:span></text:p>
          </draw:text-box>
        </draw:frame>
        <draw:custom-shape draw:style-name="gr58"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4cm" svg:y="9.009cm">
          <draw:text-box>
            <text:p text:style-name="P5"><text:span text:style-name="T32">join</text:span></text:p>
          </draw:text-box>
        </draw:frame>
        <draw:custom-shape draw:style-name="gr58"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5cm" svg:y="9.772cm">
          <draw:text-box>
            <text:p text:style-name="P5"><text:span text:style-name="T32">write</text:span></text:p>
          </draw:text-box>
        </draw:frame>
        <draw:custom-shape draw:style-name="gr58"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3cm" svg:y="8.299cm">
          <draw:text-box>
            <text:p text:style-name="P5"><text:span text:style-name="T32">sort</text:span></text:p>
          </draw:text-box>
        </draw:frame>
        <draw:custom-shape draw:style-name="gr58"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4cm" svg:y="9.008cm">
          <draw:text-box>
            <text:p text:style-name="P5"><text:span text:style-name="T32">join</text:span></text:p>
          </draw:text-box>
        </draw:frame>
        <draw:custom-shape draw:style-name="gr58"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5cm" svg:y="9.771cm">
          <draw:text-box>
            <text:p text:style-name="P5"><text:span text:style-name="T32">write</text:span></text:p>
          </draw:text-box>
        </draw:frame>
        <draw:frame draw:style-name="gr4" draw:text-style-name="P69" draw:layer="layout" svg:width="2.494cm" svg:height="0.763cm" svg:x="6.968cm" svg:y="7.514cm">
          <draw:text-box>
            <text:p text:style-name="P5"><text:span text:style-name="T32">deser</text:span></text:p>
          </draw:text-box>
        </draw:frame>
        <draw:frame draw:style-name="gr4" draw:text-style-name="P69" draw:layer="layout" svg:width="2.494cm" svg:height="0.763cm" svg:x="9.468cm" svg:y="7.49cm">
          <draw:text-box>
            <text:p text:style-name="P5"><text:span text:style-name="T32">deser</text:span></text:p>
          </draw:text-box>
        </draw:frame>
        <draw:custom-shape draw:style-name="gr85"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06" draw:text-style-name="P56" draw:layer="layout" svg:width="4.553cm" svg:height="1.598cm" svg:x="-0.082cm" svg:y="9.624cm">
          <draw:text-box>
            <text:p text:style-name="P43"><text:span text:style-name="T43">hdfs/</text:span><text:span text:style-name="T29">crail/alluxio</text:span></text:p>
          </draw:text-box>
        </draw:frame>
        <draw:custom-shape draw:style-name="gr85"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2" draw:text-style-name="P5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2" draw:text-style-name="P57" draw:layer="layout" svg:width="5.842cm" svg:height="1.016cm" draw:transform="rotate (1.5707963267949) translate (13.916cm 9.398cm)">
          <draw:text-box>
            <text:p text:style-name="P5"><text:span text:style-name="T33">Time (sec)</text:span></text:p>
          </draw:text-box>
        </draw:frame>
        <draw:frame draw:style-name="gr107"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07"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08" draw:text-style-name="P72" draw:layer="layout" svg:x1="4.796cm" svg:y1="7.968cm" svg:x2="5.556cm" svg:y2="7.968cm">
          <text:p/>
        </draw:line>
        <draw:custom-shape draw:name="Rectangle 18" draw:style-name="gr109"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0" draw:text-style-name="P5" draw:layer="layout" svg:x1="5.155cm" svg:y1="7.67cm" svg:x2="5.155cm" svg:y2="8.07cm">
          <text:p/>
        </draw:line>
        <draw:line draw:name="Line 19" draw:style-name="gr108" draw:text-style-name="P72" draw:layer="layout" svg:x1="6.609cm" svg:y1="7.968cm" svg:x2="7.369cm" svg:y2="7.968cm">
          <text:p/>
        </draw:line>
        <draw:custom-shape draw:name="Rectangle 18" draw:style-name="gr109"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0" draw:text-style-name="P5" draw:layer="layout" svg:x1="6.968cm" svg:y1="7.67cm" svg:x2="6.968cm" svg:y2="8.07cm">
          <text:p/>
        </draw:line>
        <draw:line draw:name="Line 19" draw:style-name="gr108" draw:text-style-name="P72" draw:layer="layout" svg:x1="8.404cm" svg:y1="7.968cm" svg:x2="9.164cm" svg:y2="7.968cm">
          <text:p/>
        </draw:line>
        <draw:custom-shape draw:name="Rectangle 18" draw:style-name="gr109"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0" draw:text-style-name="P5" draw:layer="layout" svg:x1="8.762cm" svg:y1="7.67cm" svg:x2="8.762cm" svg:y2="8.07cm">
          <text:p/>
        </draw:line>
        <draw:line draw:name="Line 19" draw:style-name="gr108" draw:text-style-name="P72" draw:layer="layout" svg:x1="11.429cm" svg:y1="7.968cm" svg:x2="12.189cm" svg:y2="7.968cm">
          <text:p/>
        </draw:line>
        <draw:custom-shape draw:name="Rectangle 18" draw:style-name="gr109"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0" draw:text-style-name="P5" draw:layer="layout" svg:x1="11.788cm" svg:y1="7.67cm" svg:x2="11.788cm" svg:y2="8.07cm">
          <text:p/>
        </draw:line>
        <draw:line draw:style-name="gr110" draw:text-style-name="P5" draw:layer="layout" svg:x1="3.974cm" svg:y1="7.641cm" svg:x2="12.446cm" svg:y2="7.641cm">
          <text:p/>
        </draw:line>
        <draw:custom-shape draw:style-name="gr111"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71"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3" draw:text-style-name="P5" draw:layer="layout" svg:x1="8.954cm" svg:y1="4.822cm" svg:x2="9.762cm" svg:y2="4.822cm">
          <text:p/>
        </draw:line>
        <draw:frame draw:style-name="gr112" draw:text-style-name="P73" draw:layer="layout" svg:width="3.636cm" svg:height="0.848cm" svg:x="0.254cm" svg:y="8.318cm">
          <draw:text-box>
            <text:p text:style-name="P43"><text:span text:style-name="T17">Memory Tier</text:span></text:p>
          </draw:text-box>
        </draw:frame>
        <draw:frame draw:style-name="gr112"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6" draw:text-style-name="P5" draw:layer="layout" svg:x1="13.192cm" svg:y1="9.167cm" svg:x2="2.27cm" svg:y2="9.167cm">
          <text:p/>
        </draw:line>
        <draw:custom-shape draw:style-name="gr113"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5" draw:layer="layout" svg:x1="9.787cm" svg:y1="9.844cm" svg:x2="10.797cm" svg:y2="9.844cm">
          <text:p/>
        </draw:line>
        <draw:custom-shape draw:style-name="gr113"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12" draw:text-style-name="P73" draw:layer="layout" svg:width="2.636cm" svg:height="0.848cm" svg:x="1.254cm" svg:y="7.177cm">
          <draw:text-box>
            <text:p text:style-name="P43"><text:span text:style-name="T17">Network</text:span></text:p>
          </draw:text-box>
        </draw:frame>
        <draw:frame draw:style-name="gr115"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90"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115"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With Crail, replacing memory with NVMe flash </text:span></text:p>
            <text:p text:style-name="P5"><text:span text:style-name="T14">for storing input/output/shuffle reduces the 200GB sorting runtime by only 48%</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16"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17" draw:text-style-name="P5" draw:layer="layout" svg:x1="16.764cm" svg:y1="5.666cm" svg:x2="16.002cm" svg:y2="5.666cm">
          <text:p/>
        </draw:line>
        <draw:frame draw:style-name="gr118" draw:text-style-name="P57" draw:layer="layout" svg:width="8.128cm" svg:height="0.806cm" svg:x="15.34cm" svg:y="10.2cm">
          <draw:text-box>
            <text:p text:style-name="P5"><text:span text:style-name="T33">memory/flash ratio</text:span></text:p>
          </draw:text-box>
        </draw:frame>
        <draw:frame draw:style-name="gr92" draw:text-style-name="P57" draw:layer="layout" svg:width="4.572cm" svg:height="1.016cm" draw:transform="rotate (1.5707963267949) translate (13.462cm 8.89cm)">
          <draw:text-box>
            <text:p text:style-name="P5"><text:span text:style-name="T33">Time (sec)</text:span></text:p>
          </draw:text-box>
        </draw:frame>
        <draw:frame draw:style-name="gr4" draw:text-style-name="P57" draw:layer="layout" svg:width="8.308cm" svg:height="0.806cm" svg:x="15.24cm" svg:y="3.656cm">
          <draw:text-box>
            <text:p text:style-name="P5"><text:span text:style-name="T33">sorting runtime</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custom-shape draw:style-name="gr119" draw:text-style-name="P5" draw:layer="layout" svg:width="6.858cm" svg:height="4.572cm" svg:x="6.136cm" svg:y="4.388cm">
          <text:p/>
          <draw:enhanced-geometry svg:viewBox="0 0 21600 21600" draw:type="rectangle" draw:enhanced-path="M 0 0 L 21600 0 21600 21600 0 21600 0 0 Z N"/>
        </draw:custom-shape>
        <draw:custom-shape draw:style-name="gr120"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0" draw:text-style-name="P5" draw:layer="layout" svg:x1="1.27cm" svg:y1="6.441cm" svg:x2="12.994cm" svg:y2="6.441cm">
          <text:p/>
        </draw:line>
        <draw:custom-shape draw:style-name="gr71"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ing Crail, a Spark 200GB sorting workload can be run with </text:span></text:p>
            <text:p text:style-name="P5"><text:span text:style-name="T14">memory and flash disaggregated at no extra cost</text:span></text:p>
          </draw:text-box>
        </draw:frame>
        <draw:custom-shape draw:style-name="gr114"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0" draw:text-style-name="P5" draw:layer="layout" svg:x1="4.96cm" svg:y1="6.441cm" svg:x2="4.96cm" svg:y2="7.057cm">
          <text:p/>
        </draw:line>
        <draw:custom-shape draw:name="Rectangle 18" draw:style-name="gr121"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0" draw:text-style-name="P5" draw:layer="layout" svg:x1="6.686cm" svg:y1="6.441cm" svg:x2="6.686cm" svg:y2="7.057cm">
          <text:p/>
        </draw:line>
        <draw:custom-shape draw:name="Rectangle 18" draw:style-name="gr121"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0" draw:text-style-name="P5" draw:layer="layout" svg:x1="8.196cm" svg:y1="6.441cm" svg:x2="8.196cm" svg:y2="7.057cm">
          <text:p/>
        </draw:line>
        <draw:custom-shape draw:name="Rectangle 18" draw:style-name="gr121"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0" draw:text-style-name="P5" draw:layer="layout" svg:x1="9.707cm" svg:y1="6.441cm" svg:x2="9.707cm" svg:y2="7.057cm">
          <text:p/>
        </draw:line>
        <draw:custom-shape draw:name="Rectangle 18" draw:style-name="gr121"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0" draw:text-style-name="P5" draw:layer="layout" svg:x1="12.257cm" svg:y1="6.441cm" svg:x2="12.257cm" svg:y2="7.057cm">
          <text:p/>
        </draw:line>
        <draw:custom-shape draw:style-name="gr114"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0" draw:text-style-name="P5" draw:layer="layout" svg:x1="3.371cm" svg:y1="6.441cm" svg:x2="3.371cm" svg:y2="7.057cm">
          <text:p/>
        </draw:line>
        <draw:custom-shape draw:style-name="gr122"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0" draw:text-style-name="P5" draw:layer="layout" svg:x1="1.847cm" svg:y1="6.441cm" svg:x2="1.847cm" svg:y2="7.057cm">
          <text:p/>
        </draw:line>
        <draw:line draw:style-name="gr123" draw:text-style-name="P5" draw:layer="layout" svg:x1="10.514cm" svg:y1="7.69cm" svg:x2="11.581cm" svg:y2="7.69cm">
          <text:p/>
        </draw:line>
        <draw:custom-shape draw:style-name="gr71"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23" draw:text-style-name="P5" draw:layer="layout" svg:x1="9.918cm" svg:y1="5.226cm" svg:x2="11.022cm" svg:y2="5.226cm">
          <text:p/>
        </draw:line>
        <draw:line draw:style-name="gr124" draw:text-style-name="P5" draw:layer="layout" svg:x1="1.27cm" svg:y1="9.398cm" svg:x2="5.588cm" svg:y2="9.398cm">
          <text:p/>
        </draw:line>
        <draw:line draw:style-name="gr124" draw:text-style-name="P5" draw:layer="layout" svg:x1="6.042cm" svg:y1="9.398cm" svg:x2="12.9cm" svg:y2="9.398cm">
          <text:p/>
        </draw:line>
        <draw:frame draw:style-name="gr125"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25"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1" draw:text-style-name="P5" draw:layer="layout" svg:width="9.906cm" svg:height="7.276cm" svg:x="14.732cm" svg:y="4.154cm">
          <draw:object xlink:href="./Object 3" xlink:type="simple" xlink:show="embed" xlink:actuate="onLoad"/>
          <draw:image xlink:href="./ObjectReplacements/Object 3" xlink:type="simple" xlink:show="embed" xlink:actuate="onLoad"/>
        </draw:frame>
        <draw:custom-shape draw:style-name="gr126" draw:text-style-name="P5" draw:layer="layout" svg:width="0.508cm" svg:height="1.524cm" draw:transform="rotate (1.5707963267949) translate (16.369cm 8.5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19.294cm 8.312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22.169cm 5.254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7" draw:text-style-name="P58" draw:layer="layout" svg:width="2.032cm" svg:height="1.361cm" svg:x="16.14cm" svg:y="6.713cm">
          <draw:text-box>
            <text:p><text:span text:style-name="T33">Crail/</text:span></text:p>
            <text:p><text:span text:style-name="T33">DRAM</text:span></text:p>
          </draw:text-box>
        </draw:frame>
        <draw:frame draw:style-name="gr127" draw:text-style-name="P58" draw:layer="layout" svg:width="2.032cm" svg:height="1.361cm" svg:x="19.067cm" svg:y="6.43cm">
          <draw:text-box>
            <text:p><text:span text:style-name="T33">Crail/</text:span></text:p>
            <text:p><text:span text:style-name="T33">NVMe</text:span></text:p>
          </draw:text-box>
        </draw:frame>
        <draw:frame draw:style-name="gr127" draw:text-style-name="P58" draw:layer="layout" svg:width="2.286cm" svg:height="1.361cm" svg:x="21.944cm" svg:y="3.233cm">
          <draw:text-box>
            <text:p><text:span text:style-name="T33">Vanilla/Alluxio</text:span></text:p>
          </draw:text-box>
        </draw:frame>
        <draw:frame draw:style-name="gr128" draw:text-style-name="P73" draw:layer="layout" svg:width="3.656cm" svg:height="1.445cm" svg:x="0.254cm" svg:y="4.501cm">
          <draw:text-box>
            <text:p text:style-name="P43"><text:span text:style-name="T17">Input/Output/</text:span></text:p>
            <text:p text:style-name="P43"><text:span text:style-name="T17">Shuffle</text:span></text:p>
          </draw:text-box>
        </draw:frame>
        <draw:custom-shape draw:style-name="gr129" draw:text-style-name="P5" draw:layer="layout" svg:width="1.018cm" svg:height="1.397cm" draw:transform="rotate (1.5707963267949) translate (3.904cm 5.746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204cm 5.745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504cm 5.744cm)">
          <text:p/>
          <draw:enhanced-geometry svg:viewBox="0 0 841 854" draw:mirror-horizontal="true" draw:mirror-vertical="true" draw:type="non-primitive" draw:enhanced-path="M 517 247 L 517 415 264 415 264 0 0 0 0 680 517 680 517 854 841 547 517 247 Z N"/>
        </draw:custom-shape>
        <draw:frame draw:style-name="gr92" draw:text-style-name="P57" draw:layer="layout" svg:width="5.08cm" svg:height="1.016cm" draw:transform="rotate (1.5707963267949) translate (14.224cm 9.398cm)">
          <draw:text-box>
            <text:p text:style-name="P5"><text:span text:style-name="T33">Time (sec)</text:span></text:p>
          </draw:text-box>
        </draw:frame>
        <draw:frame draw:style-name="gr4" draw:text-style-name="P57" draw:layer="layout" svg:width="7.839cm" svg:height="0.806cm" svg:x="16.156cm" svg:y="3.656cm">
          <draw:text-box>
            <text:p text:style-name="P5"><text:span text:style-name="T33">sorting runtime</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3">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3">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3"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8.153cm" presentation:class="subtitle" presentation:user-transformed="true">
          <draw:text-box>
            <text:p text:style-name="P30"><text:span text:style-name="T44">Contributors:</text:span></text:p>
            <text:p text:style-name="P30"><text:span text:style-name="T45">Animesh Trivedi, Jonas Pfefferle, Michael Kaufmann, Bernard Metzler, Radu Stoica, Ioannis Koltsidas, Nikolos Ioannou, Christoph Hagleitner, Peter Hofstee, Evangelos Eleftheriou, ...</text:span></text:p>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26</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26</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26</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2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333</meta:editing-cycles>
    <meta:creation-date>2017-05-21T20:18:07.506990499</meta:creation-date>
    <dc:date>2017-05-30T20:13:44.285394971</dc:date>
    <meta:editing-duration>P1DT5H53M55S</meta:editing-duration>
    <meta:generator>LibreOffice/4.2.8.2$Linux_X86_64 LibreOffice_project/420m0$Build-2</meta:generator>
    <meta:document-statistic meta:object-count="86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601cm" svg:y="0.149cm" svg:width="10.426cm" svg:height="5.839cm">
          <chartooo:coordinate-region svg:x="2.725cm" svg:y="0.454cm" svg:width="9.302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601cm" svg:y="0.149cm" svg:width="10.426cm" svg:height="5.839cm">
          <chartooo:coordinate-region svg:x="3.016cm" svg:y="0.454cm" svg:width="9.011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7.277cm" xlink:href="." xlink:type="simple" chart:class="chart:bar" chart:style-name="ch1">
        <chart:legend svg:x="0.722cm" svg:y="0.35cm" style:legend-expansion="custom" chartooo:width="3.699cm" chartooo:height="2.268cm" style:legend-expansion-aspect-ratio="1.63095238095238" chart:style-name="ch2"/>
        <chart:plot-area chart:style-name="ch3" chart:data-source-has-labels="both" svg:x="-0.85cm" svg:y="0.046cm" svg:width="10.086cm" svg:height="9.459cm">
          <chartooo:coordinate-region svg:x="0.724cm" svg:y="0.351cm" svg:width="8.512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22.13">
                <text:p>122.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font-size="14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false" chart:origin="0" chart:interval-major="200" chart:reverse-direction="false" text:line-break="false" chart:link-data-style-to-source="true" chart:axis-position="1"/>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07cm" svg:height="6.481cm" xlink:href="." xlink:type="simple" chart:class="chart:bar" chart:style-name="ch1">
        <chart:legend svg:x="6.825cm" svg:y="0.448cm" style:legend-expansion="custom" chartooo:width="2.359cm" chartooo:height="1.413cm" style:legend-expansion-aspect-ratio="1.66949752300071" chart:style-name="ch2"/>
        <chart:plot-area chart:style-name="ch3" chart:data-source-has-labels="both" svg:x="0.188cm" svg:y="0.129cm" svg:width="9.031cm" svg:height="6.223cm">
          <chartooo:coordinate-region svg:x="1.312cm" svg:y="0.434cm" svg:width="7.907cm" svg:height="4.9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